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94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45.61pt"/>
    </style:style>
    <style:style style:name="co4" style:family="table-column">
      <style:table-column-properties fo:break-before="auto" style:column-width="39.91pt"/>
    </style:style>
    <style:style style:name="co5" style:family="table-column">
      <style:table-column-properties fo:break-before="auto" style:column-width="17.0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.15pt"/>
    </style:style>
    <style:style style:name="co8" style:family="table-column">
      <style:table-column-properties fo:break-before="auto" style:column-width="14.6pt"/>
    </style:style>
    <style:style style:name="co9" style:family="table-column">
      <style:table-column-properties fo:break-before="auto" style:column-width="50.51pt"/>
    </style:style>
    <style:style style:name="co10" style:family="table-column">
      <style:table-column-properties fo:break-before="auto" style:column-width="34.2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/>
    <style:style style:name="ce3" style:family="table-cell" style:parent-style-name="Default" style:data-style-name="N4"/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5235" calcext:value-type="float">
            <text:p>25235</text:p>
          </table:table-cell>
          <table:table-cell office:value-type="float" office:value="6.096" calcext:value-type="float">
            <text:p>6.09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5251" calcext:value-type="float">
            <text:p>25251</text:p>
          </table:table-cell>
          <table:table-cell office:value-type="float" office:value="6.096" calcext:value-type="float">
            <text:p>6.09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5267" calcext:value-type="float">
            <text:p>25267</text:p>
          </table:table-cell>
          <table:table-cell office:value-type="float" office:value="6.096" calcext:value-type="float">
            <text:p>6.09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5283" calcext:value-type="float">
            <text:p>25283</text:p>
          </table:table-cell>
          <table:table-cell office:value-type="float" office:value="6.096" calcext:value-type="float">
            <text:p>6.09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25299" calcext:value-type="float">
            <text:p>25299</text:p>
          </table:table-cell>
          <table:table-cell office:value-type="float" office:value="6.096" calcext:value-type="float">
            <text:p>6.09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5331" calcext:value-type="float">
            <text:p>25331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5347" calcext:value-type="float">
            <text:p>25347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25363" calcext:value-type="float">
            <text:p>25363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5379" calcext:value-type="float">
            <text:p>25379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5395" calcext:value-type="float">
            <text:p>25395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5411" calcext:value-type="float">
            <text:p>25411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5427" calcext:value-type="float">
            <text:p>25427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5443" calcext:value-type="float">
            <text:p>25443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5459" calcext:value-type="float">
            <text:p>25459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5475" calcext:value-type="float">
            <text:p>25475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5491" calcext:value-type="float">
            <text:p>25491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5507" calcext:value-type="float">
            <text:p>25507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5523" calcext:value-type="float">
            <text:p>25523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5539" calcext:value-type="float">
            <text:p>25539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25555" calcext:value-type="float">
            <text:p>25555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5571" calcext:value-type="float">
            <text:p>25571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25587" calcext:value-type="float">
            <text:p>25587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25603" calcext:value-type="float">
            <text:p>25603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25619" calcext:value-type="float">
            <text:p>25619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5635" calcext:value-type="float">
            <text:p>25635</text:p>
          </table:table-cell>
          <table:table-cell office:value-type="float" office:value="48.768" calcext:value-type="float">
            <text:p>48.76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5651" calcext:value-type="float">
            <text:p>25651</text:p>
          </table:table-cell>
          <table:table-cell office:value-type="float" office:value="48.768" calcext:value-type="float">
            <text:p>48.76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5667" calcext:value-type="float">
            <text:p>25667</text:p>
          </table:table-cell>
          <table:table-cell office:value-type="float" office:value="48.768" calcext:value-type="float">
            <text:p>48.76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25683" calcext:value-type="float">
            <text:p>25683</text:p>
          </table:table-cell>
          <table:table-cell office:value-type="float" office:value="48.768" calcext:value-type="float">
            <text:p>48.76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5699" calcext:value-type="float">
            <text:p>25699</text:p>
          </table:table-cell>
          <table:table-cell office:value-type="float" office:value="48.768" calcext:value-type="float">
            <text:p>48.76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048" calcext:value-type="float">
            <text:p>3.048</text:p>
          </table:table-cell>
        </table:table-row>
      </table:table>
      <table:table table:name="column_positions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6" table:default-cell-style-name="Default"/>
        <table:table-column table:style-name="co9" table:default-cell-style-name="ce3"/>
        <table:table-column table:style-name="co6" table:default-cell-style-name="ce3"/>
        <table:table-column table:style-name="co6" table:number-columns-repeated="2" table:default-cell-style-name="Default"/>
        <table:table-column table:style-name="co6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thickness</text:p>
          </table:table-cell>
          <table:table-cell table:style-name="Default" office:value-type="string" calcext:value-type="string">
            <text:p>B</text:p>
          </table:table-cell>
          <table:table-cell/>
          <table:table-cell table:style-name="Default" office:value-type="string" calcext:value-type="string">
            <text:p>thickness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thicknes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m</text:p>
          </table:table-cell>
          <table:table-cell/>
          <table:table-cell table:number-columns-repeated="2" table:style-name="Default" office:value-type="string" calcext:value-type="string">
            <text:p>m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feet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5235" calcext:value-type="float">
            <text:p>25235</text:p>
          </table:table-cell>
          <table:table-cell office:value-type="float" office:value="6.096" calcext:value-type="float">
            <text:p>6.09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2953861805039" calcext:value-type="float">
            <text:p>0.295</text:p>
          </table:table-cell>
          <table:table-cell office:value-type="float" office:value="1.74185974246006" calcext:value-type="float">
            <text:p>1.742</text:p>
          </table:table-cell>
          <table:table-cell/>
          <table:table-cell table:formula="of:=MAX([.F3:.F7])" office:value-type="float" office:value="0.488333116399442" calcext:value-type="float">
            <text:p>0.49</text:p>
          </table:table-cell>
          <table:table-cell table:formula="of:=MAX([.G3:.G7])" office:value-type="float" office:value="2.72171941331005" calcext:value-type="float">
            <text:p>2.72</text:p>
          </table:table-cell>
          <table:table-cell table:formula="of:=ROUNDUP([.I3]*100/2.54;0)" office:value-type="float" office:value="20" calcext:value-type="float">
            <text:p>20</text:p>
          </table:table-cell>
          <table:table-cell table:formula="of:=ROUNDUP([.J3]*3.28084;1)" office:value-type="float" office:value="9" calcext:value-type="float">
            <text:p>9</text:p>
          </table:table-cell>
          <table:table-cell table:formula="of:=[.K3]*2.54/100" office:value-type="float" office:value="0.508" calcext:value-type="float">
            <text:p>0.5080</text:p>
          </table:table-cell>
          <table:table-cell table:formula="of:=[.L3]*0.3048"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5251" calcext:value-type="float">
            <text:p>25251</text:p>
          </table:table-cell>
          <table:table-cell office:value-type="float" office:value="6.096" calcext:value-type="float">
            <text:p>6.09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38718251484389" calcext:value-type="float">
            <text:p>0.387</text:p>
          </table:table-cell>
          <table:table-cell office:value-type="float" office:value="2.20395723990801" calcext:value-type="float">
            <text:p>2.204</text:p>
          </table:table-cell>
          <table:table-cell/>
          <table:table-cell table:formula="of:=[.I3]" office:value-type="float" office:value="0.488333116399442" calcext:value-type="float">
            <text:p>0.49</text:p>
          </table:table-cell>
          <table:table-cell table:formula="of:=[.J3]" office:value-type="float" office:value="2.72171941331005" calcext:value-type="float">
            <text:p>2.72</text:p>
          </table:table-cell>
          <table:table-cell table:formula="of:=ROUNDUP([.I4]*100/2.54;0)" office:value-type="float" office:value="20" calcext:value-type="float">
            <text:p>20</text:p>
          </table:table-cell>
          <table:table-cell table:formula="of:=ROUNDUP([.J4]*3.28084;1)" office:value-type="float" office:value="9" calcext:value-type="float">
            <text:p>9</text:p>
          </table:table-cell>
          <table:table-cell table:formula="of:=[.K4]*2.54/100" office:value-type="float" office:value="0.508" calcext:value-type="float">
            <text:p>0.5080</text:p>
          </table:table-cell>
          <table:table-cell table:formula="of:=[.L4]*0.3048"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5267" calcext:value-type="float">
            <text:p>25267</text:p>
          </table:table-cell>
          <table:table-cell office:value-type="float" office:value="6.096" calcext:value-type="float">
            <text:p>6.09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488333116399442" calcext:value-type="float">
            <text:p>0.488</text:p>
          </table:table-cell>
          <table:table-cell office:value-type="float" office:value="2.72171941331005" calcext:value-type="float">
            <text:p>2.722</text:p>
          </table:table-cell>
          <table:table-cell/>
          <table:table-cell table:formula="of:=[.I4]" office:value-type="float" office:value="0.488333116399442" calcext:value-type="float">
            <text:p>0.49</text:p>
          </table:table-cell>
          <table:table-cell table:formula="of:=[.J4]" office:value-type="float" office:value="2.72171941331005" calcext:value-type="float">
            <text:p>2.72</text:p>
          </table:table-cell>
          <table:table-cell table:formula="of:=ROUNDUP([.I5]*100/2.54;0)" office:value-type="float" office:value="20" calcext:value-type="float">
            <text:p>20</text:p>
          </table:table-cell>
          <table:table-cell table:formula="of:=ROUNDUP([.J5]*3.28084;1)" office:value-type="float" office:value="9" calcext:value-type="float">
            <text:p>9</text:p>
          </table:table-cell>
          <table:table-cell table:formula="of:=[.K5]*2.54/100" office:value-type="float" office:value="0.508" calcext:value-type="float">
            <text:p>0.5080</text:p>
          </table:table-cell>
          <table:table-cell table:formula="of:=[.L5]*0.3048"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5283" calcext:value-type="float">
            <text:p>25283</text:p>
          </table:table-cell>
          <table:table-cell office:value-type="float" office:value="6.096" calcext:value-type="float">
            <text:p>6.09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475241350864265" calcext:value-type="float">
            <text:p>0.475</text:p>
          </table:table-cell>
          <table:table-cell office:value-type="float" office:value="2.65161808730437" calcext:value-type="float">
            <text:p>2.652</text:p>
          </table:table-cell>
          <table:table-cell/>
          <table:table-cell table:formula="of:=[.I5]" office:value-type="float" office:value="0.488333116399442" calcext:value-type="float">
            <text:p>0.49</text:p>
          </table:table-cell>
          <table:table-cell table:formula="of:=[.J5]" office:value-type="float" office:value="2.72171941331005" calcext:value-type="float">
            <text:p>2.72</text:p>
          </table:table-cell>
          <table:table-cell table:formula="of:=ROUNDUP([.I6]*100/2.54;0)" office:value-type="float" office:value="20" calcext:value-type="float">
            <text:p>20</text:p>
          </table:table-cell>
          <table:table-cell table:formula="of:=ROUNDUP([.J6]*3.28084;1)" office:value-type="float" office:value="9" calcext:value-type="float">
            <text:p>9</text:p>
          </table:table-cell>
          <table:table-cell table:formula="of:=[.K6]*2.54/100" office:value-type="float" office:value="0.508" calcext:value-type="float">
            <text:p>0.5080</text:p>
          </table:table-cell>
          <table:table-cell table:formula="of:=[.L6]*0.3048"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25299" calcext:value-type="float">
            <text:p>25299</text:p>
          </table:table-cell>
          <table:table-cell office:value-type="float" office:value="6.096" calcext:value-type="float">
            <text:p>6.09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441311109924892" calcext:value-type="float">
            <text:p>0.441</text:p>
          </table:table-cell>
          <table:table-cell office:value-type="float" office:value="2.4840981607323" calcext:value-type="float">
            <text:p>2.484</text:p>
          </table:table-cell>
          <table:table-cell/>
          <table:table-cell table:formula="of:=[.I6]" office:value-type="float" office:value="0.488333116399442" calcext:value-type="float">
            <text:p>0.49</text:p>
          </table:table-cell>
          <table:table-cell table:formula="of:=[.J6]" office:value-type="float" office:value="2.72171941331005" calcext:value-type="float">
            <text:p>2.72</text:p>
          </table:table-cell>
          <table:table-cell table:formula="of:=ROUNDUP([.I7]*100/2.54;0)" office:value-type="float" office:value="20" calcext:value-type="float">
            <text:p>20</text:p>
          </table:table-cell>
          <table:table-cell table:formula="of:=ROUNDUP([.J7]*3.28084;1)" office:value-type="float" office:value="9" calcext:value-type="float">
            <text:p>9</text:p>
          </table:table-cell>
          <table:table-cell table:formula="of:=[.K7]*2.54/100" office:value-type="float" office:value="0.508" calcext:value-type="float">
            <text:p>0.5080</text:p>
          </table:table-cell>
          <table:table-cell table:formula="of:=[.L7]*0.3048"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294344983027636" calcext:value-type="float">
            <text:p>0.294</text:p>
          </table:table-cell>
          <table:table-cell office:value-type="float" office:value="1.63231135356298" calcext:value-type="float">
            <text:p>1.632</text:p>
          </table:table-cell>
          <table:table-cell/>
          <table:table-cell table:formula="of:=MAX([.F8:.F12])" office:value-type="float" office:value="0.499972087083788" calcext:value-type="float">
            <text:p>0.50</text:p>
          </table:table-cell>
          <table:table-cell table:formula="of:=MAX([.G8:.G12])" office:value-type="float" office:value="2.7733834805887" calcext:value-type="float">
            <text:p>2.77</text:p>
          </table:table-cell>
          <table:table-cell table:formula="of:=ROUNDUP([.I8]*100/2.54;0)"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K8]*2.54/100" office:value-type="float" office:value="0.508" calcext:value-type="float">
            <text:p>0.5080</text:p>
          </table:table-cell>
          <table:table-cell table:formula="of:=[.L8]*0.3048"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5331" calcext:value-type="float">
            <text:p>25331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382158947716985" calcext:value-type="float">
            <text:p>0.382</text:p>
          </table:table-cell>
          <table:table-cell office:value-type="float" office:value="2.12636534977992" calcext:value-type="float">
            <text:p>2.126</text:p>
          </table:table-cell>
          <table:table-cell/>
          <table:table-cell table:formula="of:=[.I8]" office:value-type="float" office:value="0.499972087083788" calcext:value-type="float">
            <text:p>0.50</text:p>
          </table:table-cell>
          <table:table-cell table:formula="of:=[.J8]" office:value-type="float" office:value="2.7733834805887" calcext:value-type="float">
            <text:p>2.77</text:p>
          </table:table-cell>
          <table:table-cell table:formula="of:=ROUNDUP([.I9]*100/2.54;0)"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K9]*2.54/100" office:value-type="float" office:value="0.508" calcext:value-type="float">
            <text:p>0.5080</text:p>
          </table:table-cell>
          <table:table-cell table:formula="of:=[.L9]*0.3048"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5347" calcext:value-type="float">
            <text:p>25347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499972087083788" calcext:value-type="float">
            <text:p>0.500</text:p>
          </table:table-cell>
          <table:table-cell office:value-type="float" office:value="2.7733834805887" calcext:value-type="float">
            <text:p>2.773</text:p>
          </table:table-cell>
          <table:table-cell/>
          <table:table-cell table:formula="of:=[.I9]" office:value-type="float" office:value="0.499972087083788" calcext:value-type="float">
            <text:p>0.50</text:p>
          </table:table-cell>
          <table:table-cell table:formula="of:=[.J9]" office:value-type="float" office:value="2.7733834805887" calcext:value-type="float">
            <text:p>2.77</text:p>
          </table:table-cell>
          <table:table-cell table:formula="of:=ROUNDUP([.I10]*100/2.54;0)"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K10]*2.54/100" office:value-type="float" office:value="0.508" calcext:value-type="float">
            <text:p>0.5080</text:p>
          </table:table-cell>
          <table:table-cell table:formula="of:=[.L10]*0.3048"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25363" calcext:value-type="float">
            <text:p>25363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483698069814652" calcext:value-type="float">
            <text:p>0.484</text:p>
          </table:table-cell>
          <table:table-cell office:value-type="float" office:value="2.69620916828483" calcext:value-type="float">
            <text:p>2.696</text:p>
          </table:table-cell>
          <table:table-cell/>
          <table:table-cell table:formula="of:=[.I10]" office:value-type="float" office:value="0.499972087083788" calcext:value-type="float">
            <text:p>0.50</text:p>
          </table:table-cell>
          <table:table-cell table:formula="of:=[.J10]" office:value-type="float" office:value="2.7733834805887" calcext:value-type="float">
            <text:p>2.77</text:p>
          </table:table-cell>
          <table:table-cell table:formula="of:=ROUNDUP([.I11]*100/2.54;0)"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K11]*2.54/100" office:value-type="float" office:value="0.508" calcext:value-type="float">
            <text:p>0.5080</text:p>
          </table:table-cell>
          <table:table-cell table:formula="of:=[.L11]*0.3048"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5379" calcext:value-type="float">
            <text:p>25379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446146202383489" calcext:value-type="float">
            <text:p>0.446</text:p>
          </table:table-cell>
          <table:table-cell office:value-type="float" office:value="2.50251296170304" calcext:value-type="float">
            <text:p>2.503</text:p>
          </table:table-cell>
          <table:table-cell/>
          <table:table-cell table:formula="of:=[.I11]" office:value-type="float" office:value="0.499972087083788" calcext:value-type="float">
            <text:p>0.50</text:p>
          </table:table-cell>
          <table:table-cell table:formula="of:=[.J11]" office:value-type="float" office:value="2.7733834805887" calcext:value-type="float">
            <text:p>2.77</text:p>
          </table:table-cell>
          <table:table-cell table:formula="of:=ROUNDUP([.I12]*100/2.54;0)"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K12]*2.54/100" office:value-type="float" office:value="0.508" calcext:value-type="float">
            <text:p>0.5080</text:p>
          </table:table-cell>
          <table:table-cell table:formula="of:=[.L12]*0.3048"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5395" calcext:value-type="float">
            <text:p>25395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578998151818097" calcext:value-type="float">
            <text:p>0.579</text:p>
          </table:table-cell>
          <table:table-cell office:value-type="float" office:value="3.17896792403356" calcext:value-type="float">
            <text:p>3.179</text:p>
          </table:table-cell>
          <table:table-cell/>
          <table:table-cell table:formula="of:=MAX([.F13:.F17])" office:value-type="float" office:value="0.578998151818097" calcext:value-type="float">
            <text:p>0.58</text:p>
          </table:table-cell>
          <table:table-cell table:formula="of:=MAX([.G13:.G17])" office:value-type="float" office:value="3.17896792403356" calcext:value-type="float">
            <text:p>3.18</text:p>
          </table:table-cell>
          <table:table-cell office:value-type="float" office:value="25" calcext:value-type="float">
            <text:p>25</text:p>
          </table:table-cell>
          <table:table-cell table:formula="of:=ROUNDUP([.J13]*3.28084;1)" office:value-type="float" office:value="10.5" calcext:value-type="float">
            <text:p>10.5</text:p>
          </table:table-cell>
          <table:table-cell table:formula="of:=[.K13]*2.54/100" office:value-type="float" office:value="0.635" calcext:value-type="float">
            <text:p>0.6350</text:p>
          </table:table-cell>
          <table:table-cell table:formula="of:=[.L13]*0.3048"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5411" calcext:value-type="float">
            <text:p>25411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47897242215652" calcext:value-type="float">
            <text:p>0.548</text:p>
          </table:table-cell>
          <table:table-cell office:value-type="float" office:value="3.03128109016709" calcext:value-type="float">
            <text:p>3.031</text:p>
          </table:table-cell>
          <table:table-cell/>
          <table:table-cell table:formula="of:=[.I13]" office:value-type="float" office:value="0.578998151818097" calcext:value-type="float">
            <text:p>0.58</text:p>
          </table:table-cell>
          <table:table-cell table:formula="of:=[.J13]" office:value-type="float" office:value="3.17896792403356" calcext:value-type="float">
            <text:p>3.18</text:p>
          </table:table-cell>
          <table:table-cell office:value-type="float" office:value="25" calcext:value-type="float">
            <text:p>25</text:p>
          </table:table-cell>
          <table:table-cell table:formula="of:=ROUNDUP([.J14]*3.28084;1)" office:value-type="float" office:value="10.5" calcext:value-type="float">
            <text:p>10.5</text:p>
          </table:table-cell>
          <table:table-cell table:formula="of:=[.K14]*2.54/100" office:value-type="float" office:value="0.635" calcext:value-type="float">
            <text:p>0.6350</text:p>
          </table:table-cell>
          <table:table-cell table:formula="of:=[.L14]*0.3048"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5427" calcext:value-type="float">
            <text:p>25427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4675693256537" calcext:value-type="float">
            <text:p>0.547</text:p>
          </table:table-cell>
          <table:table-cell office:value-type="float" office:value="3.0236274733367" calcext:value-type="float">
            <text:p>3.024</text:p>
          </table:table-cell>
          <table:table-cell/>
          <table:table-cell table:formula="of:=[.I14]" office:value-type="float" office:value="0.578998151818097" calcext:value-type="float">
            <text:p>0.58</text:p>
          </table:table-cell>
          <table:table-cell table:formula="of:=[.J14]" office:value-type="float" office:value="3.17896792403356" calcext:value-type="float">
            <text:p>3.18</text:p>
          </table:table-cell>
          <table:table-cell office:value-type="float" office:value="25" calcext:value-type="float">
            <text:p>25</text:p>
          </table:table-cell>
          <table:table-cell table:formula="of:=ROUNDUP([.J15]*3.28084;1)" office:value-type="float" office:value="10.5" calcext:value-type="float">
            <text:p>10.5</text:p>
          </table:table-cell>
          <table:table-cell table:formula="of:=[.K15]*2.54/100" office:value-type="float" office:value="0.635" calcext:value-type="float">
            <text:p>0.6350</text:p>
          </table:table-cell>
          <table:table-cell table:formula="of:=[.L15]*0.3048"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5443" calcext:value-type="float">
            <text:p>25443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46890529772811" calcext:value-type="float">
            <text:p>0.547</text:p>
          </table:table-cell>
          <table:table-cell office:value-type="float" office:value="3.02432675462351" calcext:value-type="float">
            <text:p>3.024</text:p>
          </table:table-cell>
          <table:table-cell/>
          <table:table-cell table:formula="of:=[.I15]" office:value-type="float" office:value="0.578998151818097" calcext:value-type="float">
            <text:p>0.58</text:p>
          </table:table-cell>
          <table:table-cell table:formula="of:=[.J15]" office:value-type="float" office:value="3.17896792403356" calcext:value-type="float">
            <text:p>3.18</text:p>
          </table:table-cell>
          <table:table-cell office:value-type="float" office:value="25" calcext:value-type="float">
            <text:p>25</text:p>
          </table:table-cell>
          <table:table-cell table:formula="of:=ROUNDUP([.J16]*3.28084;1)" office:value-type="float" office:value="10.5" calcext:value-type="float">
            <text:p>10.5</text:p>
          </table:table-cell>
          <table:table-cell table:formula="of:=[.K16]*2.54/100" office:value-type="float" office:value="0.635" calcext:value-type="float">
            <text:p>0.6350</text:p>
          </table:table-cell>
          <table:table-cell table:formula="of:=[.L16]*0.3048"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5459" calcext:value-type="float">
            <text:p>25459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523669123354152" calcext:value-type="float">
            <text:p>0.524</text:p>
          </table:table-cell>
          <table:table-cell office:value-type="float" office:value="2.89156935330464" calcext:value-type="float">
            <text:p>2.892</text:p>
          </table:table-cell>
          <table:table-cell/>
          <table:table-cell table:formula="of:=[.I16]" office:value-type="float" office:value="0.578998151818097" calcext:value-type="float">
            <text:p>0.58</text:p>
          </table:table-cell>
          <table:table-cell table:formula="of:=[.J16]" office:value-type="float" office:value="3.17896792403356" calcext:value-type="float">
            <text:p>3.18</text:p>
          </table:table-cell>
          <table:table-cell office:value-type="float" office:value="25" calcext:value-type="float">
            <text:p>25</text:p>
          </table:table-cell>
          <table:table-cell table:formula="of:=ROUNDUP([.J17]*3.28084;1)" office:value-type="float" office:value="10.5" calcext:value-type="float">
            <text:p>10.5</text:p>
          </table:table-cell>
          <table:table-cell table:formula="of:=[.K17]*2.54/100" office:value-type="float" office:value="0.635" calcext:value-type="float">
            <text:p>0.6350</text:p>
          </table:table-cell>
          <table:table-cell table:formula="of:=[.L17]*0.3048"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5475" calcext:value-type="float">
            <text:p>25475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11348291295719" calcext:value-type="float">
            <text:p>0.611</text:p>
          </table:table-cell>
          <table:table-cell office:value-type="float" office:value="3.34963050136432" calcext:value-type="float">
            <text:p>3.350</text:p>
          </table:table-cell>
          <table:table-cell/>
          <table:table-cell table:formula="of:=MAX([.F18:.F22])" office:value-type="float" office:value="0.611348291295719" calcext:value-type="float">
            <text:p>0.61</text:p>
          </table:table-cell>
          <table:table-cell table:formula="of:=MAX([.G18:.G22])" office:value-type="float" office:value="3.34963050136432" calcext:value-type="float">
            <text:p>3.35</text:p>
          </table:table-cell>
          <table:table-cell office:value-type="float" office:value="25" calcext:value-type="float">
            <text:p>25</text:p>
          </table:table-cell>
          <table:table-cell table:formula="of:=ROUNDUP([.J18]*3.28084;1)" office:value-type="float" office:value="11" calcext:value-type="float">
            <text:p>11</text:p>
          </table:table-cell>
          <table:table-cell table:formula="of:=[.K18]*2.54/100" office:value-type="float" office:value="0.635" calcext:value-type="float">
            <text:p>0.6350</text:p>
          </table:table-cell>
          <table:table-cell table:formula="of:=[.L18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5491" calcext:value-type="float">
            <text:p>25491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62712626588926" calcext:value-type="float">
            <text:p>0.563</text:p>
          </table:table-cell>
          <table:table-cell office:value-type="float" office:value="3.21355769287471" calcext:value-type="float">
            <text:p>3.214</text:p>
          </table:table-cell>
          <table:table-cell/>
          <table:table-cell table:formula="of:=[.I18]" office:value-type="float" office:value="0.611348291295719" calcext:value-type="float">
            <text:p>0.61</text:p>
          </table:table-cell>
          <table:table-cell table:formula="of:=[.J18]" office:value-type="float" office:value="3.34963050136432" calcext:value-type="float">
            <text:p>3.35</text:p>
          </table:table-cell>
          <table:table-cell table:formula="of:=ROUNDUP([.I19]*100/2.54;0)" office:value-type="float" office:value="25" calcext:value-type="float">
            <text:p>25</text:p>
          </table:table-cell>
          <table:table-cell table:formula="of:=ROUNDUP([.J19]*3.28084;1)" office:value-type="float" office:value="11" calcext:value-type="float">
            <text:p>11</text:p>
          </table:table-cell>
          <table:table-cell table:formula="of:=[.K19]*2.54/100" office:value-type="float" office:value="0.635" calcext:value-type="float">
            <text:p>0.6350</text:p>
          </table:table-cell>
          <table:table-cell table:formula="of:=[.L19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5507" calcext:value-type="float">
            <text:p>25507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58852859314237" calcext:value-type="float">
            <text:p>0.559</text:p>
          </table:table-cell>
          <table:table-cell office:value-type="float" office:value="3.21049524830693" calcext:value-type="float">
            <text:p>3.210</text:p>
          </table:table-cell>
          <table:table-cell/>
          <table:table-cell table:formula="of:=[.I19]" office:value-type="float" office:value="0.611348291295719" calcext:value-type="float">
            <text:p>0.61</text:p>
          </table:table-cell>
          <table:table-cell table:formula="of:=[.J19]" office:value-type="float" office:value="3.34963050136432" calcext:value-type="float">
            <text:p>3.35</text:p>
          </table:table-cell>
          <table:table-cell table:formula="of:=ROUNDUP([.I20]*100/2.54;0)" office:value-type="float" office:value="25" calcext:value-type="float">
            <text:p>25</text:p>
          </table:table-cell>
          <table:table-cell table:formula="of:=ROUNDUP([.J20]*3.28084;1)" office:value-type="float" office:value="11" calcext:value-type="float">
            <text:p>11</text:p>
          </table:table-cell>
          <table:table-cell table:formula="of:=[.K20]*2.54/100" office:value-type="float" office:value="0.635" calcext:value-type="float">
            <text:p>0.6350</text:p>
          </table:table-cell>
          <table:table-cell table:formula="of:=[.L20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5523" calcext:value-type="float">
            <text:p>25523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58839432924003" calcext:value-type="float">
            <text:p>0.559</text:p>
          </table:table-cell>
          <table:table-cell office:value-type="float" office:value="3.21145470479663" calcext:value-type="float">
            <text:p>3.211</text:p>
          </table:table-cell>
          <table:table-cell/>
          <table:table-cell table:formula="of:=[.I20]" office:value-type="float" office:value="0.611348291295719" calcext:value-type="float">
            <text:p>0.61</text:p>
          </table:table-cell>
          <table:table-cell table:formula="of:=[.J20]" office:value-type="float" office:value="3.34963050136432" calcext:value-type="float">
            <text:p>3.35</text:p>
          </table:table-cell>
          <table:table-cell table:formula="of:=ROUNDUP([.I21]*100/2.54;0)" office:value-type="float" office:value="25" calcext:value-type="float">
            <text:p>25</text:p>
          </table:table-cell>
          <table:table-cell table:formula="of:=ROUNDUP([.J21]*3.28084;1)" office:value-type="float" office:value="11" calcext:value-type="float">
            <text:p>11</text:p>
          </table:table-cell>
          <table:table-cell table:formula="of:=[.K21]*2.54/100" office:value-type="float" office:value="0.635" calcext:value-type="float">
            <text:p>0.6350</text:p>
          </table:table-cell>
          <table:table-cell table:formula="of:=[.L21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5539" calcext:value-type="float">
            <text:p>25539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534796904050358" calcext:value-type="float">
            <text:p>0.535</text:p>
          </table:table-cell>
          <table:table-cell office:value-type="float" office:value="3.04006273173948" calcext:value-type="float">
            <text:p>3.040</text:p>
          </table:table-cell>
          <table:table-cell/>
          <table:table-cell table:formula="of:=[.I21]" office:value-type="float" office:value="0.611348291295719" calcext:value-type="float">
            <text:p>0.61</text:p>
          </table:table-cell>
          <table:table-cell table:formula="of:=[.J21]" office:value-type="float" office:value="3.34963050136432" calcext:value-type="float">
            <text:p>3.35</text:p>
          </table:table-cell>
          <table:table-cell table:formula="of:=ROUNDUP([.I22]*100/2.54;0)" office:value-type="float" office:value="25" calcext:value-type="float">
            <text:p>25</text:p>
          </table:table-cell>
          <table:table-cell table:formula="of:=ROUNDUP([.J22]*3.28084;1)" office:value-type="float" office:value="11" calcext:value-type="float">
            <text:p>11</text:p>
          </table:table-cell>
          <table:table-cell table:formula="of:=[.K22]*2.54/100" office:value-type="float" office:value="0.635" calcext:value-type="float">
            <text:p>0.6350</text:p>
          </table:table-cell>
          <table:table-cell table:formula="of:=[.L22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25555" calcext:value-type="float">
            <text:p>25555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03433010850188" calcext:value-type="float">
            <text:p>0.603</text:p>
          </table:table-cell>
          <table:table-cell office:value-type="float" office:value="3.28320949668879" calcext:value-type="float">
            <text:p>3.283</text:p>
          </table:table-cell>
          <table:table-cell/>
          <table:table-cell table:formula="of:=MAX([.F23:.F27])" office:value-type="float" office:value="0.603433010850188" calcext:value-type="float">
            <text:p>0.60</text:p>
          </table:table-cell>
          <table:table-cell table:formula="of:=MAX([.G23:.G27])" office:value-type="float" office:value="3.28320949668879" calcext:value-type="float">
            <text:p>3.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K23]*2.54/100" office:value-type="float" office:value="0.635" calcext:value-type="float">
            <text:p>0.6350</text:p>
          </table:table-cell>
          <table:table-cell table:formula="of:=[.L23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5571" calcext:value-type="float">
            <text:p>25571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42718763761484" calcext:value-type="float">
            <text:p>0.543</text:p>
          </table:table-cell>
          <table:table-cell office:value-type="float" office:value="2.98020414917017" calcext:value-type="float">
            <text:p>2.980</text:p>
          </table:table-cell>
          <table:table-cell/>
          <table:table-cell table:formula="of:=[.I23]" office:value-type="float" office:value="0.603433010850188" calcext:value-type="float">
            <text:p>0.60</text:p>
          </table:table-cell>
          <table:table-cell table:formula="of:=[.J23]" office:value-type="float" office:value="3.28320949668879" calcext:value-type="float">
            <text:p>3.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K24]*2.54/100" office:value-type="float" office:value="0.635" calcext:value-type="float">
            <text:p>0.6350</text:p>
          </table:table-cell>
          <table:table-cell table:formula="of:=[.L24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25587" calcext:value-type="float">
            <text:p>25587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36547111942677" calcext:value-type="float">
            <text:p>0.537</text:p>
          </table:table-cell>
          <table:table-cell office:value-type="float" office:value="2.95141741122037" calcext:value-type="float">
            <text:p>2.951</text:p>
          </table:table-cell>
          <table:table-cell/>
          <table:table-cell table:formula="of:=[.I24]" office:value-type="float" office:value="0.603433010850188" calcext:value-type="float">
            <text:p>0.60</text:p>
          </table:table-cell>
          <table:table-cell table:formula="of:=[.J24]" office:value-type="float" office:value="3.28320949668879" calcext:value-type="float">
            <text:p>3.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K25]*2.54/100" office:value-type="float" office:value="0.635" calcext:value-type="float">
            <text:p>0.6350</text:p>
          </table:table-cell>
          <table:table-cell table:formula="of:=[.L25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25603" calcext:value-type="float">
            <text:p>25603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16187600656439" calcext:value-type="float">
            <text:p>0.516</text:p>
          </table:table-cell>
          <table:table-cell office:value-type="float" office:value="2.85560948377347" calcext:value-type="float">
            <text:p>2.856</text:p>
          </table:table-cell>
          <table:table-cell/>
          <table:table-cell table:formula="of:=[.I25]" office:value-type="float" office:value="0.603433010850188" calcext:value-type="float">
            <text:p>0.60</text:p>
          </table:table-cell>
          <table:table-cell table:formula="of:=[.J25]" office:value-type="float" office:value="3.28320949668879" calcext:value-type="float">
            <text:p>3.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K26]*2.54/100" office:value-type="float" office:value="0.635" calcext:value-type="float">
            <text:p>0.6350</text:p>
          </table:table-cell>
          <table:table-cell table:formula="of:=[.L26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25619" calcext:value-type="float">
            <text:p>25619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48838345666037" calcext:value-type="float">
            <text:p>0.488</text:p>
          </table:table-cell>
          <table:table-cell office:value-type="float" office:value="2.71809077087791" calcext:value-type="float">
            <text:p>2.718</text:p>
          </table:table-cell>
          <table:table-cell/>
          <table:table-cell table:formula="of:=[.I26]" office:value-type="float" office:value="0.603433010850188" calcext:value-type="float">
            <text:p>0.60</text:p>
          </table:table-cell>
          <table:table-cell table:formula="of:=[.J26]" office:value-type="float" office:value="3.28320949668879" calcext:value-type="float">
            <text:p>3.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K27]*2.54/100" office:value-type="float" office:value="0.635" calcext:value-type="float">
            <text:p>0.6350</text:p>
          </table:table-cell>
          <table:table-cell table:formula="of:=[.L27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5635" calcext:value-type="float">
            <text:p>25635</text:p>
          </table:table-cell>
          <table:table-cell office:value-type="float" office:value="48.768" calcext:value-type="float">
            <text:p>48.76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530624999970078" calcext:value-type="float">
            <text:p>0.531</text:p>
          </table:table-cell>
          <table:table-cell office:value-type="float" office:value="2.93654581169979" calcext:value-type="float">
            <text:p>2.937</text:p>
          </table:table-cell>
          <table:table-cell/>
          <table:table-cell table:formula="of:=MAX([.F28:.F32])" office:value-type="float" office:value="0.530624999970078" calcext:value-type="float">
            <text:p>0.53</text:p>
          </table:table-cell>
          <table:table-cell table:formula="of:=MAX([.G28:.G32])" office:value-type="float" office:value="2.93654581169979" calcext:value-type="float">
            <text:p>2.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K28]*2.54/100" office:value-type="float" office:value="0.635" calcext:value-type="float">
            <text:p>0.6350</text:p>
          </table:table-cell>
          <table:table-cell table:formula="of:=[.L28]*0.3048"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5651" calcext:value-type="float">
            <text:p>25651</text:p>
          </table:table-cell>
          <table:table-cell office:value-type="float" office:value="48.768" calcext:value-type="float">
            <text:p>48.76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13344369958682" calcext:value-type="float">
            <text:p>0.513</text:p>
          </table:table-cell>
          <table:table-cell office:value-type="float" office:value="2.8392845696626" calcext:value-type="float">
            <text:p>2.839</text:p>
          </table:table-cell>
          <table:table-cell/>
          <table:table-cell table:formula="of:=[.I28]" office:value-type="float" office:value="0.530624999970078" calcext:value-type="float">
            <text:p>0.53</text:p>
          </table:table-cell>
          <table:table-cell table:formula="of:=[.J28]" office:value-type="float" office:value="2.93654581169979" calcext:value-type="float">
            <text:p>2.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K29]*2.54/100" office:value-type="float" office:value="0.635" calcext:value-type="float">
            <text:p>0.6350</text:p>
          </table:table-cell>
          <table:table-cell table:formula="of:=[.L29]*0.3048"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5667" calcext:value-type="float">
            <text:p>25667</text:p>
          </table:table-cell>
          <table:table-cell office:value-type="float" office:value="48.768" calcext:value-type="float">
            <text:p>48.76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16451620143654" calcext:value-type="float">
            <text:p>0.516</text:p>
          </table:table-cell>
          <table:table-cell office:value-type="float" office:value="2.85517906624821" calcext:value-type="float">
            <text:p>2.855</text:p>
          </table:table-cell>
          <table:table-cell/>
          <table:table-cell table:formula="of:=[.I29]" office:value-type="float" office:value="0.530624999970078" calcext:value-type="float">
            <text:p>0.53</text:p>
          </table:table-cell>
          <table:table-cell table:formula="of:=[.J29]" office:value-type="float" office:value="2.93654581169979" calcext:value-type="float">
            <text:p>2.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K30]*2.54/100" office:value-type="float" office:value="0.635" calcext:value-type="float">
            <text:p>0.6350</text:p>
          </table:table-cell>
          <table:table-cell table:formula="of:=[.L30]*0.3048"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25683" calcext:value-type="float">
            <text:p>25683</text:p>
          </table:table-cell>
          <table:table-cell office:value-type="float" office:value="48.768" calcext:value-type="float">
            <text:p>48.76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11749314842183" calcext:value-type="float">
            <text:p>0.512</text:p>
          </table:table-cell>
          <table:table-cell office:value-type="float" office:value="2.83339800832669" calcext:value-type="float">
            <text:p>2.833</text:p>
          </table:table-cell>
          <table:table-cell/>
          <table:table-cell table:formula="of:=[.I30]" office:value-type="float" office:value="0.530624999970078" calcext:value-type="float">
            <text:p>0.53</text:p>
          </table:table-cell>
          <table:table-cell table:formula="of:=[.J30]" office:value-type="float" office:value="2.93654581169979" calcext:value-type="float">
            <text:p>2.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K31]*2.54/100" office:value-type="float" office:value="0.635" calcext:value-type="float">
            <text:p>0.6350</text:p>
          </table:table-cell>
          <table:table-cell table:formula="of:=[.L31]*0.3048"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5699" calcext:value-type="float">
            <text:p>25699</text:p>
          </table:table-cell>
          <table:table-cell office:value-type="float" office:value="48.768" calcext:value-type="float">
            <text:p>48.76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405000612481278" calcext:value-type="float">
            <text:p>0.405</text:p>
          </table:table-cell>
          <table:table-cell office:value-type="float" office:value="2.29245066109761" calcext:value-type="float">
            <text:p>2.292</text:p>
          </table:table-cell>
          <table:table-cell/>
          <table:table-cell table:formula="of:=[.I31]" office:value-type="float" office:value="0.530624999970078" calcext:value-type="float">
            <text:p>0.53</text:p>
          </table:table-cell>
          <table:table-cell table:formula="of:=[.J31]" office:value-type="float" office:value="2.93654581169979" calcext:value-type="float">
            <text:p>2.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K32]*2.54/100" office:value-type="float" office:value="0.635" calcext:value-type="float">
            <text:p>0.6350</text:p>
          </table:table-cell>
          <table:table-cell table:formula="of:=[.L32]*0.3048" office:value-type="float" office:value="3.048" calcext:value-type="float">
            <text:p>3.048</text:p>
          </table:table-cell>
        </table:table-row>
        <table:table-row table:style-name="ro1">
          <table:table-cell table:number-columns-repeated="5"/>
          <table:table-cell table:formula="of:=AVERAGE([.F3:.F32])" office:value-type="float" office:value="0.49763258392431" calcext:value-type="float">
            <text:p>0.498</text:p>
          </table:table-cell>
          <table:table-cell table:formula="of:=AVERAGE([.G3:.G32])" office:value-type="float" office:value="2.77514659536491" calcext:value-type="float">
            <text:p>2.775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  <table:table-cell table:formula="of:=MAX([.F3:.F32])" office:value-type="float" office:value="0.611348291295719" calcext:value-type="float">
            <text:p>0.611</text:p>
          </table:table-cell>
          <table:table-cell table:formula="of:=MAX([.G3:.G32])" office:value-type="float" office:value="3.34963050136432" calcext:value-type="float">
            <text:p>3.3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  <table:table-cell table:formula="of:=MIN([.F3:.F32])" office:value-type="float" office:value="0.294344983027636" calcext:value-type="float">
            <text:p>0.294</text:p>
          </table:table-cell>
          <table:table-cell table:formula="of:=MIN([.G3:.G32])" office:value-type="float" office:value="1.63231135356298" calcext:value-type="float">
            <text:p>1.632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19:42:49.388204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6T19:58:42.667889654</dc:date>
    <meta:editing-duration>PT11M38S</meta:editing-duration>
    <meta:editing-cycles>5</meta:editing-cycles>
    <meta:generator>LibreOffice/6.0.7.3$Linux_X86_64 LibreOffice_project/00m0$Build-3</meta:generator>
    <meta:document-statistic meta:table-count="2" meta:cell-count="642" meta:object-count="0"/>
  </office:meta>
</office:document-meta>
</file>